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540000040725343F5F.png"/>
  <manifest:file-entry manifest:media-type="image/png" manifest:full-path="Pictures/10000201000004AF000005EFCAE22BEB.png"/>
  <manifest:file-entry manifest:media-type="image/png" manifest:full-path="Pictures/10000201000002E90000005D5358F5BD.png"/>
  <manifest:file-entry manifest:media-type="image/png" manifest:full-path="Pictures/10000000000001870000008F2E8C529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6">
      <style:graphic-properties draw:stroke="none" svg:stroke-width="0.053cm" draw:stroke-linejoin="miter" draw:fill="solid" draw:fill-color="#5f5f5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 style:list-style-name="L6">
      <style:graphic-properties draw:stroke="none" svg:stroke-width="0.053cm" draw:stroke-linejoin="miter" draw:fill="solid" draw:fill-color="#5f5f5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6">
      <style:graphic-properties draw:stroke="none" svg:stroke-width="0.053cm" draw:stroke-linejoin="miter" draw:fill="solid" draw:fill-color="#5f5f5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6">
      <style:graphic-properties draw:stroke="none" svg:stroke-width="0.053cm" draw:stroke-linejoin="miter" draw:fill="solid" draw:fill-color="#5f5f5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 style:list-style-name="L6">
      <style:graphic-properties draw:stroke="none" svg:stroke-width="0.053cm" draw:stroke-linejoin="miter" draw:fill="solid" draw:fill-color="#5f5f5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textarea-vertical-align="middle" draw:fit-to-contour="true" fo:min-height="12.277cm" draw:ole-draw-aspect="1"/>
    </style:style>
    <style:style style:name="gr8" style:family="graphic" style:parent-style-name="standard" style:list-style-name="L5">
      <style:graphic-properties draw:stroke="none" draw:fill="none" fo:min-height="11.433cm"/>
    </style:style>
    <style:style style:name="gr9" style:family="graphic" style:parent-style-name="standard" style:list-style-name="L5">
      <style:graphic-properties draw:stroke="none" draw:fill="none" fo:min-height="5.695cm"/>
    </style:style>
    <style:style style:name="gr10" style:family="graphic" style:parent-style-name="standard" style:list-style-name="L5">
      <style:graphic-properties draw:stroke="none" draw:fill="none" fo:min-height="14.257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textarea-vertical-align="middle" draw:fit-to-contour="true" fo:min-height="12.277cm" draw:visible-area-left="0cm" draw:visible-area-top="0cm" draw:visible-area-width="5cm" draw:visible-area-height="5cm" draw:ole-draw-aspect="1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2" style:family="presentation" style:parent-style-name="Default-backgroundobjects">
      <style:graphic-properties draw:stroke="none" svg:stroke-width="0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3" style:family="presentation" style:parent-style-name="Default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4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1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7" style:family="presentation" style:parent-style-name="Default_20_1-backgroundobjects">
      <style:graphic-properties draw:stroke="none" svg:stroke-width="0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8" style:family="presentation" style:parent-style-name="Default_20_2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9" style:family="presentation" style:parent-style-name="Default_20_2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1" style:family="presentation" style:parent-style-name="Default_20_2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2" style:family="presentation" style:parent-style-name="Default_20_2-backgroundobjects">
      <style:graphic-properties draw:stroke="none" svg:stroke-width="0cm" draw:stroke-linejoin="miter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3" style:family="presentation" style:parent-style-name="Default_20_3-title">
      <style:graphic-properties fo:min-height="2.468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top="0cm" fo:margin-bottom="0cm" fo:text-align="start" style:writing-mode="lr-tb"/>
      <style:text-properties fo:font-size="18pt" style:font-size-asian="14pt" style:font-size-complex="14pt"/>
    </style:style>
    <style:style style:name="P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4" style:family="paragraph">
      <style:paragraph-properties fo:margin-top="0cm" fo:margin-bottom="0cm" fo:line-height="80%" fo:text-align="start" style:punctuation-wrap="hanging" style:writing-mode="lr-tb"/>
    </style:style>
    <style:style style:name="P5" style:family="paragraph">
      <style:paragraph-properties fo:margin-left="0cm" fo:margin-right="0cm" fo:margin-top="0cm" fo:margin-bottom="0cm" fo:line-height="90%" fo:text-align="start" fo:text-indent="0cm" style:punctuation-wrap="hanging" style:writing-mode="lr-tb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9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10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line-height="150%"/>
    </style:style>
    <style:style style:name="P13" style:family="paragraph">
      <style:paragraph-properties fo:text-align="center"/>
    </style:style>
    <style:style style:name="T1" style:family="text">
      <style:text-properties fo:color="#5f5f5f" style:text-line-through-style="none" fo:font-family="Arial" fo:font-size="14pt" fo:letter-spacing="normal" fo:font-style="normal" style:text-underline-style="none" fo:font-weight="normal" style:font-family-asian="+mn-ea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" style:family="text">
      <style:text-properties fo:color="#5f5f5f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color="#5f5f5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color="#5f5f5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5f5f5f" style:text-line-through-style="none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color="#ffffff" style:text-line-through-style="none" fo:font-family="Calibri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fo:color="#9f9f9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fo:color="#dce3e4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7.147cm" svg:x="1.063cm" svg:y="1.058cm" draw:page-number="1" presentation:class="page"/>
          <draw:frame draw:name="Notes Placeholder 2" presentation:style-name="pr1" draw:text-style-name="P1" draw:layer="layout" svg:width="16.932cm" svg:height="14.816cm" svg:x="1.058cm" svg:y="8.678cm" presentation:class="notes" presentation:user-transformed="true">
            <draw:text-box>
              <text:p/>
            </draw:text-box>
          </draw:frame>
          <draw:frame draw:name="Slide Number Placeholder 3" presentation:style-name="pr2" draw:text-style-name="P3" draw:layer="layout" svg:width="2.116cm" svg:height="0.63cm" svg:x="15.875cm" svg:y="23.918cm" presentation:class="page-number" presentation:user-transformed="true">
            <draw:text-box>
              <text:p text:style-name="P2"><text:span text:style-name="T1"><text:page-number>&lt;number&gt;</text:page-number></text:span></text:p>
            </draw:text-box>
          </draw:frame>
        </presentation:notes>
      </draw:page>
      <draw:page draw:name="page2" draw:style-name="dp1" draw:master-page-name="Default_20_1" xml:id="id2" draw:id="id2">
        <office:forms form:automatic-focus="false" form:apply-design-mode="false"/>
        <draw:frame draw:name="Title 3" presentation:style-name="pr3" draw:text-style-name="P1" draw:layer="layout" svg:width="30.902cm" svg:height="4.082cm" svg:x="1.477cm" svg:y="2.055cm" presentation:class="title" presentation:user-transformed="true">
          <draw:text-box>
            <text:p text:style-name="P4"><text:span text:style-name="T2">GI Start up Check – </text:span></text:p>
          </draw:text-box>
        </draw:frame>
        <draw:frame draw:name="Text Placeholder 5" presentation:style-name="pr4" draw:text-style-name="P1" draw:layer="layout" svg:width="30.902cm" svg:height="6.984cm" svg:x="1.477cm" svg:y="9.525cm" presentation:class="outline" presentation:user-transformed="true">
          <draw:text-box>
            <text:list text:style-name="L3">
              <text:list-header>
                <text:p text:style-name="P5"><text:span text:style-name="T3">Rajnish, Koushal, Jyoti, Darshan .</text:span></text:p>
                <text:p text:style-name="P5"><text:span text:style-name="T3"><text:line-break/></text:span><text:span text:style-name="T3">India Support Center</text:span></text:p>
                <text:p text:style-name="P5"><text:span text:style-name="T3">Global Customer Support</text:span></text:p>
              </text:list-header>
            </text:list>
          </draw:text-box>
        </draw:frame>
        <draw:frame draw:name="Footer Placeholder 1" presentation:style-name="pr5" draw:text-style-name="P7" draw:layer="layout" svg:width="7.619cm" svg:height="0.506cm" svg:x="23.949cm" svg:y="18.212cm" presentation:class="footer" presentation:user-transformed="true">
          <draw:text-box>
            <text:p text:style-name="P6"><text:span text:style-name="T4">Oracle Confidential – Internal/Restricted/Highly Restricted</text:span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7.147cm" svg:x="1.063cm" svg:y="1.058cm" draw:page-number="2" presentation:class="page"/>
          <draw:frame draw:name="Notes Placeholder 2" presentation:style-name="pr6" draw:text-style-name="P1" draw:layer="layout" svg:width="16.932cm" svg:height="14.816cm" svg:x="1.058cm" svg:y="8.678cm" presentation:class="notes" presentation:user-transformed="true">
            <draw:text-box>
              <text:p/>
            </draw:text-box>
          </draw:frame>
          <draw:frame draw:name="Slide Number Placeholder 3" presentation:style-name="pr7" draw:text-style-name="P3" draw:layer="layout" svg:width="2.116cm" svg:height="0.63cm" svg:x="15.875cm" svg:y="23.918cm" presentation:class="page-number" presentation:user-transformed="true">
            <draw:text-box>
              <text:p text:style-name="P2"><text:span text:style-name="T1"><text:page-number>&lt;number&gt;</text:page-number></text:span></text:p>
            </draw:text-box>
          </draw:frame>
        </presentation:notes>
      </draw:page>
      <draw:page draw:name="Lab" draw:style-name="dp1" draw:master-page-name="Default_20_2" xml:id="id3" draw:id="id3">
        <office:forms form:automatic-focus="false" form:apply-design-mode="false"/>
        <draw:frame draw:name="Title 1" presentation:style-name="pr8" draw:text-style-name="P1" draw:layer="layout" svg:width="30.902cm" svg:height="2.468cm" svg:x="1.477cm" svg:y="1.129cm" presentation:class="title" presentation:user-transformed="true">
          <draw:text-box>
            <text:p>Overview</text:p>
          </draw:text-box>
        </draw:frame>
        <draw:frame draw:name="Content Placeholder 2" presentation:style-name="pr9" draw:text-style-name="P1" draw:layer="layout" svg:width="16.182cm" svg:height="8.207cm" draw:transform="rotate (0.0010471975511964) translate (7.752cm 5.509cm)" presentation:class="outline" presentation:user-transformed="true">
          <draw:text-box>
            <text:list text:style-name="L4">
              <text:list-item>
                <text:p text:style-name="P8"><text:span text:style-name="T5">Requirement </text:span></text:p>
              </text:list-item>
            </text:list>
            <text:list text:style-name="L3">
              <text:list-item>
                <text:p text:style-name="P8"><text:span text:style-name="T5">What we Don't</text:span></text:p>
              </text:list-item>
            </text:list>
            <text:list text:style-name="L4">
              <text:list-header>
                <text:p text:style-name="P8"><text:span text:style-name="T5">What we Do</text:span></text:p>
              </text:list-header>
              <text:list-item>
                <text:p text:style-name="P8"><text:span text:style-name="T5">Framework</text:span><text:span text:style-name="T5"><text:line-break/></text:span><text:span text:style-name="T5">Demo</text:span></text:p>
                <text:p text:style-name="P9"><text:span text:style-name="T3"/></text:p>
              </text:list-item>
            </text:list>
          </draw:text-box>
        </draw:frame>
        <draw:custom-shape draw:name="Pentagon 5" draw:style-name="gr2" draw:text-style-name="P11" draw:layer="layout" svg:width="1.268cm" svg:height="0.842cm" svg:x="6.072cm" svg:y="5.714cm">
          <text:p text:style-name="P10"><text:span text:style-name="T6">1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name="Pentagon 15" draw:style-name="gr3" draw:text-style-name="P11" draw:layer="layout" svg:width="1.268cm" svg:height="0.837cm" svg:x="6.097cm" svg:y="7.161cm">
          <text:p text:style-name="P10"><text:span text:style-name="T6">2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name="Pentagon 16" draw:style-name="gr4" draw:text-style-name="P11" draw:layer="layout" svg:width="1.268cm" svg:height="0.843cm" svg:x="6.072cm" svg:y="8.719cm">
          <text:p text:style-name="P10"><text:span text:style-name="T6">3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name="Pentagon 17" draw:style-name="gr5" draw:text-style-name="P11" draw:layer="layout" svg:width="1.268cm" svg:height="0.837cm" svg:x="6.097cm" svg:y="10.162cm">
          <text:p text:style-name="P10"><text:span text:style-name="T6">4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name="Pentagon 18" draw:style-name="gr6" draw:text-style-name="P11" draw:layer="layout" svg:width="1.268cm" svg:height="0.842cm" svg:x="6.096cm" svg:y="11.604cm">
          <text:p text:style-name="P10"><text:span text:style-name="T6">5</text:span>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name="Footer Placeholder 6" presentation:style-name="pr10" draw:text-style-name="P7" draw:layer="layout" svg:width="7.619cm" svg:height="0.506cm" svg:x="23.949cm" svg:y="18.212cm" presentation:class="footer" presentation:user-transformed="true">
          <draw:text-box>
            <text:p text:style-name="P6"><text:span text:style-name="T4">Oracle Confidential – Internal/Restricted/Highly Restricted</text:span></text:p>
          </draw:text-box>
        </draw:frame>
        <draw:frame draw:name="Slide Number Placeholder 3" presentation:style-name="pr10" draw:text-style-name="P3" draw:layer="layout" svg:width="1.057cm" svg:height="0.506cm" svg:x="31.322cm" svg:y="18.212cm" presentation:class="page-number" presentation:user-transformed="true">
          <draw:text-box>
            <text:p text:style-name="P6"><text:span text:style-name="T4"><text:page-number>&lt;number&gt;</text:page-number>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7.147cm" svg:x="1.063cm" svg:y="1.058cm" draw:page-number="3" presentation:class="page"/>
          <draw:frame draw:name="Notes Placeholder 2" presentation:style-name="pr11" draw:text-style-name="P1" draw:layer="layout" svg:width="16.932cm" svg:height="14.816cm" svg:x="1.058cm" svg:y="8.678cm" presentation:class="notes" presentation:user-transformed="true">
            <draw:text-box>
              <text:p/>
            </draw:text-box>
          </draw:frame>
          <draw:frame draw:name="Slide Number Placeholder 3" presentation:style-name="pr12" draw:text-style-name="P3" draw:layer="layout" svg:width="2.116cm" svg:height="0.63cm" svg:x="15.875cm" svg:y="23.918cm" presentation:class="page-number" presentation:user-transformed="true">
            <draw:text-box>
              <text:p text:style-name="P2"><text:span text:style-name="T1"><text:page-number>&lt;number&gt;</text:page-number></text:span></text:p>
            </draw:text-box>
          </draw:frame>
        </presentation:notes>
      </draw:page>
      <draw:page draw:name="page4" draw:style-name="dp1" draw:master-page-name="Default_20_3" presentation:presentation-page-layout-name="AL2T11" xml:id="id4" draw:id="id4">
        <office:forms form:automatic-focus="false" form:apply-design-mode="false"/>
        <draw:frame presentation:style-name="pr13" draw:layer="layout" svg:width="30.902cm" svg:height="2.468cm" svg:x="1.477cm" svg:y="1.129cm" presentation:class="title" presentation:user-transformed="true">
          <draw:text-box>
            <text:p>Requirement</text:p>
          </draw:text-box>
        </draw:frame>
        <draw:frame draw:name="Object 1" draw:style-name="gr7" draw:layer="layout" svg:width="19.842cm" svg:height="10.583cm" svg:x="11.838cm" svg:y="7.291cm" presentation:class="table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8" draw:layer="layout" svg:width="25.749cm" svg:height="11.683cm" svg:x="5.239cm" svg:y="5.842cm">
          <draw:text-box>
            <text:list text:style-name="L5">
              <text:list-item>
                <text:p><text:s/>Automate the triage for Clusterware start up issues.<text:line-break/> </text:p>
              </text:list-item>
              <text:list-item>
                <text:p><text:s/>Running in CT broken environment as a self-servicing tool,<text:line-break/></text:p>
              </text:list-item>
              <text:list-item>
                <text:p><text:s/>We need a reliable method/flow to debug things across versions and platform <text:line-break/> <text:s/></text:p>
              </text:list-item>
              <text:list-item>
                <text:p><text:s/>Reduce time taken to resolve Clusterware start up issue .<text:line-break/> </text:p>
              </text:list-item>
              <text:list-item>
                <text:p><text:s/>Possibly as an Extension to TFA / ORAchk ( much easier to sell)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/>
      </draw:page>
      <draw:page draw:name="page5" draw:style-name="dp1" draw:master-page-name="Default_20_3" presentation:presentation-page-layout-name="AL2T11" xml:id="id5" draw:id="id5">
        <office:forms form:automatic-focus="false" form:apply-design-mode="false"/>
        <draw:frame presentation:style-name="pr13" draw:layer="layout" svg:width="30.902cm" svg:height="2.468cm" svg:x="1.477cm" svg:y="1.129cm" presentation:class="title">
          <draw:text-box>
            <text:p>What We don't</text:p>
          </draw:text-box>
        </draw:frame>
        <draw:frame draw:style-name="gr9" draw:text-style-name="P12" draw:layer="layout" svg:width="29.671cm" svg:height="5.945cm" svg:x="4.365cm" svg:y="6.858cm">
          <draw:text-box>
            <text:list text:style-name="L5">
              <text:list-item>
                <text:p text:style-name="P12"><text:s text:c="2"/>We are not relying on <text:s/>the dependency (process/agents) logic <text:s/><text:line-break/> <text:s text:c="3"/>as this keeps changing across releases.<text:line-break/><text:line-break/></text:p>
              </text:list-item>
              <text:list-item>
                <text:p text:style-name="P12"><text:s text:c="4"/>We do not mine logs and then do mapping to a problem <text:line-break/> <text:s text:c="4"/></text:p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/>
      </draw:page>
      <draw:page draw:name="page6" draw:style-name="dp1" draw:master-page-name="Default_20_3" presentation:presentation-page-layout-name="AL2T11" xml:id="id6" draw:id="id6">
        <office:forms form:automatic-focus="false" form:apply-design-mode="false"/>
        <draw:frame presentation:style-name="pr13" draw:layer="layout" svg:width="30.902cm" svg:height="2.468cm" svg:x="1.477cm" svg:y="1.129cm" presentation:class="title">
          <draw:text-box>
            <text:p>What We Do</text:p>
          </draw:text-box>
        </draw:frame>
        <draw:frame draw:style-name="gr10" draw:layer="layout" svg:width="30.48cm" svg:height="14.507cm" svg:x="3.556cm" svg:y="3.035cm">
          <draw:text-box>
            <text:list text:style-name="L5">
              <text:list-item>
                <text:p><text:s/>Basic idea here is to automate <text:line-break/></text:p>
                <text:p><text:span text:style-name="T7"><text:s text:c="4"/></text:span><text:span text:style-name="T7"><text:tab/></text:span><text:span text:style-name="T7"> <text:s text:c="6"/></text:span><text:span text:style-name="T7">- Troubleshoot Grid Infrastructure Startup Issues (Doc ID 1050908.1)</text:span></text:p>
                <text:p><text:span text:style-name="T7"><text:tab/></text:span><text:span text:style-name="T7"> <text:s text:c="6"/></text:span><text:span text:style-name="T7">- Top 5 Grid Startup issues (Doc ID 1368382.1)</text:span></text:p>
                <text:p><text:span text:style-name="T7"><text:tab/></text:span><text:span text:style-name="T7"> <text:s text:c="6"/></text:span><text:span text:style-name="T7">- <text:s/>Plus Other Known Docs.</text:span></text:p>
                <text:p><text:tab/><text:tab/></text:p>
              </text:list-item>
              <text:list-item>
                <text:p><text:s/>The whole idea or logic to this automation is to use known causes and then identify mapping <text:s text:c="2"/>to a <text:s text:c="3"/>particular problem-solution</text:p>
                <text:p><text:tab/> <text:s/></text:p>
              </text:list-item>
              <text:list-item>
                <text:p><text:s/>Inspired by , and hence more like a cvu/ORAchk , but we are targeting issues specific to start up .</text:p>
                <text:p><text:tab/></text:p>
              </text:list-item>
              <text:list-item>
                <text:p><text:s/>Assumes none of our Clusterware shipped command can run (crsctl , srvctl , lsnodes, cluvfy etc..)</text:p>
                <text:p><text:tab/></text:p>
              </text:list-item>
              <text:list-item>
                <text:p>Gather information and Validate the broken environment to various level (*show-stopper )</text:p>
                <text:p><text:tab/></text:p>
              </text:list-item>
              <text:list-item>
                <text:p><text:s/>Base on the gathered information and validation <text:s/>pull out script from each profile and check <text:line-break/></text:p>
                <text:p><text:span text:style-name="T8"><text:tab/></text:span><text:span text:style-name="T8"><text:tab/></text:span><text:span text:style-name="T8">- Cluster configuration . </text:span></text:p>
                <text:p><text:span text:style-name="T8"><text:tab/></text:span><text:span text:style-name="T8"><text:tab/></text:span><text:span text:style-name="T8">- Network subsystem.</text:span></text:p>
                <text:p><text:span text:style-name="T8"><text:tab/></text:span><text:span text:style-name="T8"><text:tab/></text:span><text:span text:style-name="T8">- File system and permission </text:span></text:p>
                <text:p><text:span text:style-name="T8"><text:tab/></text:span><text:span text:style-name="T8"><text:tab/></text:span><text:span text:style-name="T8">- Disk and storage subsystem.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/>
      </draw:page>
      <draw:page draw:name="page7" draw:style-name="dp1" draw:master-page-name="Default_20_3" presentation:presentation-page-layout-name="AL2T11" xml:id="id7" draw:id="id7">
        <office:forms form:automatic-focus="false" form:apply-design-mode="false"/>
        <draw:frame presentation:style-name="pr13" draw:layer="layout" svg:width="30.902cm" svg:height="2.468cm" svg:x="1.477cm" svg:y="1.129cm" presentation:class="title" presentation:user-transformed="true">
          <draw:text-box>
            <text:p>Framework</text:p>
          </draw:text-box>
        </draw:frame>
        <draw:frame draw:style-name="gr11" draw:text-style-name="P13" draw:layer="layout" svg:width="19.05cm" svg:height="14.224cm" svg:x="7.874cm" svg:y="3.048cm" presentation:class="graphic" presentation:user-transformed="true">
          <draw:image xlink:href="Pictures/10000201000004AF000005EFCAE22BEB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/>
      </draw:page>
      <draw:page draw:name="page8" draw:style-name="dp1" draw:master-page-name="Default_20_3" presentation:presentation-page-layout-name="AL2T11" xml:id="id8" draw:id="id8">
        <office:forms form:automatic-focus="false" form:apply-design-mode="false"/>
        <draw:frame presentation:style-name="pr13" draw:layer="layout" svg:width="30.902cm" svg:height="2.468cm" svg:x="1.477cm" svg:y="1.129cm" presentation:class="title">
          <draw:text-box>
            <text:p>Demo</text:p>
          </draw:text-box>
        </draw:frame>
        <draw:frame draw:style-name="gr12" draw:layer="layout" svg:width="30.906cm" svg:height="12.276cm" svg:x="1.475cm" svg:y="4.233cm" presentation:class="object">
          <draw:object>
            <text:p/>
          </draw:object>
          <draw:image xlink:href="./ObjectReplacements/" xlink:type="simple" xlink:show="embed" xlink:actuate="onLoad"/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/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simple" style:writing-mode="lr-tb"/>
      <style:text-properties fo:color="#5f5f5f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simple" style:writing-mode="lr-tb"/>
      <style:text-properties fo:color="#5f5f5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simple" style:writing-mode="lr-tb"/>
      <style:text-properties fo:color="#5f5f5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simple" style:writing-mode="lr-tb"/>
      <style:text-properties fo:color="#5f5f5f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simple" style:writing-mode="lr-tb"/>
      <style:text-properties fo:color="#5f5f5f" style:text-outline="false" style:text-line-through-style="none" fo:font-family="Arial" fo:font-size="3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en" style:country-asian="US" style:font-style-asian="normal" style:font-weight-asian="normal" style:font-family-complex="Arial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dce3e4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simple" style:writing-mode="lr-tb"/>
      <style:text-properties fo:color="#5f5f5f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0%" fo:text-align="start" style:punctuation-wrap="simple" style:writing-mode="lr-tb"/>
      <style:text-properties fo:color="#5f5f5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0%" fo:text-align="start" style:punctuation-wrap="simple" style:writing-mode="lr-tb"/>
      <style:text-properties fo:color="#5f5f5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0%" fo:text-align="start" style:punctuation-wrap="simple" style:writing-mode="lr-tb"/>
      <style:text-properties fo:color="#5f5f5f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simple" style:writing-mode="lr-tb"/>
      <style:text-properties fo:color="#5f5f5f" style:text-outline="false" style:text-line-through-style="none" fo:font-family="Arial" fo:font-size="3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en" style:country-asian="US" style:font-style-asian="normal" style:font-weight-asian="normal" style:font-family-complex="Arial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simple" style:writing-mode="lr-tb"/>
      <style:text-properties fo:color="#5f5f5f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line-height="90%" fo:text-align="start" style:punctuation-wrap="simple" style:writing-mode="lr-tb"/>
      <style:text-properties fo:color="#5f5f5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line-height="90%" fo:text-align="start" style:punctuation-wrap="simple" style:writing-mode="lr-tb"/>
      <style:text-properties fo:color="#5f5f5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line-height="90%" fo:text-align="start" style:punctuation-wrap="simple" style:writing-mode="lr-tb"/>
      <style:text-properties fo:color="#5f5f5f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simple" style:writing-mode="lr-tb"/>
      <style:text-properties fo:color="#5f5f5f" style:text-outline="false" style:text-line-through-style="none" fo:font-family="Arial" fo:font-size="3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en" style:country-asian="US" style:font-style-asian="normal" style:font-weight-asian="normal" style:font-family-complex="Arial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simple" style:writing-mode="lr-tb"/>
      <style:text-properties fo:color="#5f5f5f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line-height="90%" fo:text-align="start" style:punctuation-wrap="simple" style:writing-mode="lr-tb"/>
      <style:text-properties fo:color="#5f5f5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 fo:line-height="90%" fo:text-align="start" style:punctuation-wrap="simple" style:writing-mode="lr-tb"/>
      <style:text-properties fo:color="#5f5f5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line-height="90%" fo:text-align="start" style:punctuation-wrap="simple" style:writing-mode="lr-tb"/>
      <style:text-properties fo:color="#5f5f5f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simple" style:writing-mode="lr-tb"/>
      <style:text-properties fo:color="#5f5f5f" style:text-outline="false" style:text-line-through-style="none" fo:font-family="Arial" fo:font-size="3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en" style:country-asian="US" style:font-style-asian="normal" style:font-weight-asian="normal" style:font-family-complex="Arial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simple" style:writing-mode="lr-tb"/>
      <style:text-properties fo:color="#5f5f5f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 fo:line-height="90%" fo:text-align="start" style:punctuation-wrap="simple" style:writing-mode="lr-tb"/>
      <style:text-properties fo:color="#5f5f5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cm" fo:margin-bottom="0.3cm" fo:line-height="90%" fo:text-align="start" style:punctuation-wrap="simple" style:writing-mode="lr-tb"/>
      <style:text-properties fo:color="#5f5f5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 fo:line-height="90%" fo:text-align="start" style:punctuation-wrap="simple" style:writing-mode="lr-tb"/>
      <style:text-properties fo:color="#5f5f5f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simple" style:writing-mode="lr-tb"/>
      <style:text-properties fo:color="#5f5f5f" style:text-outline="false" style:text-line-through-style="none" fo:font-family="Arial" fo:font-size="3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en" style:country-asian="US" style:font-style-asian="normal" style:font-weight-asian="normal" style:font-family-complex="Arial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simple" style:writing-mode="lr-tb"/>
      <style:text-properties fo:color="#5f5f5f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 fo:line-height="90%" fo:text-align="start" style:punctuation-wrap="simple" style:writing-mode="lr-tb"/>
      <style:text-properties fo:color="#5f5f5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cm" fo:margin-bottom="0.3cm" fo:line-height="90%" fo:text-align="start" style:punctuation-wrap="simple" style:writing-mode="lr-tb"/>
      <style:text-properties fo:color="#5f5f5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 fo:line-height="90%" fo:text-align="start" style:punctuation-wrap="simple" style:writing-mode="lr-tb"/>
      <style:text-properties fo:color="#5f5f5f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 style:punctuation-wrap="simple" style:writing-mode="lr-tb"/>
      <style:text-properties fo:color="#5f5f5f" style:text-outline="false" style:text-line-through-style="none" fo:font-family="Arial" fo:font-size="36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6pt" style:language-asian="en" style:country-asian="US" style:font-style-asian="normal" style:font-weight-asian="normal" style:font-family-complex="Arial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dce3e4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fill="solid" draw:fill-color="#dce3e4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vertical-align="middle" draw:auto-grow-height="false" fo:min-height="0cm" fo:min-width="0cm" fo:padding-top="0cm" fo:padding-bottom="0cm" fo:padding-left="0cm" fo:padding-right="0cm" fo:wrap-option="no-wrap"/>
    </style:style>
    <style:style style:name="Mgr5" style:family="graphic" style:parent-style-name="Object_20_with_20_no_20_fill_20_and_20_no_20_lin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53cm" svg:stroke-color="#dce3e4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4" style:family="presentation" style:parent-style-name="Default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Default_20_2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9" style:family="presentation" style:parent-style-name="Default_20_2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_20_3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14" style:family="presentation" style:parent-style-name="Default_20_3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5" style:family="presentation" style:parent-style-name="Default_20_3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6" style:family="presentation" style:parent-style-name="Default_20_3-backgroundobjects">
      <style:graphic-properties draw:stroke="none" draw:fill="none" draw:fill-color="#ffffff" draw:auto-grow-height="false" fo:min-height="1.27cm"/>
    </style:style>
    <style:style style:name="Mpr17" style:family="presentation" style:parent-style-name="Default_20_3-backgroundobjects">
      <style:graphic-properties draw:stroke="none" draw:fill="none" draw:fill-color="#ffffff" draw:textarea-vertical-align="bottom" draw:auto-grow-height="false" fo:min-height="1.27cm"/>
    </style:style>
    <style:style style:name="Mpr18" style:family="presentation" style:parent-style-name="Default_20_4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19" style:family="presentation" style:parent-style-name="Default_20_4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0" style:family="presentation" style:parent-style-name="Default_20_4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1" style:family="presentation" style:parent-style-name="Default_20_4-backgroundobjects">
      <style:graphic-properties draw:stroke="none" draw:fill="none" draw:fill-color="#ffffff" draw:auto-grow-height="false" fo:min-height="1.27cm"/>
    </style:style>
    <style:style style:name="Mpr22" style:family="presentation" style:parent-style-name="Default_20_4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Default_20_5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4" style:family="presentation" style:parent-style-name="Default_20_5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5" style:family="presentation" style:parent-style-name="Default_20_5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6" style:family="presentation" style:parent-style-name="Default_20_5-backgroundobjects">
      <style:graphic-properties draw:stroke="none" draw:fill="none" draw:fill-color="#ffffff" draw:auto-grow-height="false" fo:min-height="1.27cm"/>
    </style:style>
    <style:style style:name="Mpr27" style:family="presentation" style:parent-style-name="Default_20_5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end" fo:text-indent="0cm" style:punctuation-wrap="hanging" style:writing-mode="lr-tb"/>
      <style:text-properties fo:hyphenate="false"/>
    </style:style>
    <style:style style:name="MP5" style:family="paragraph">
      <style:paragraph-properties fo:text-align="center"/>
      <style:text-properties fo:font-size="18pt"/>
    </style:style>
    <style:style style:name="MP6" style:family="paragraph">
      <style:paragraph-properties fo:margin-top="0cm" fo:margin-bottom="0cm" fo:line-height="80%" fo:text-align="start" style:punctuation-wrap="simple" style:writing-mode="lr-tb"/>
    </style:style>
    <style:style style:name="MP7" style:family="paragraph">
      <style:paragraph-properties fo:margin-left="0.004cm" fo:margin-right="0cm" fo:margin-top="0cm" fo:margin-bottom="0cm" fo:line-height="90%" fo:text-align="start" fo:text-indent="0cm" style:punctuation-wrap="simple" style:writing-mode="lr-tb"/>
    </style:style>
    <style:style style:name="MP8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.004cm" fo:margin-right="0cm" fo:margin-top="0.847cm" fo:margin-bottom="0cm" fo:line-height="90%" fo:text-align="start" fo:text-indent="0cm" style:punctuation-wrap="simple" style:writing-mode="lr-tb"/>
    </style:style>
    <style:style style:name="MP12" style:family="paragraph">
      <style:paragraph-properties fo:margin-left="0.004cm" fo:margin-right="0cm" fo:text-indent="0cm"/>
    </style:style>
    <style:style style:name="MP13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4" style:family="paragraph">
      <style:paragraph-properties fo:margin-left="0cm" fo:margin-right="0cm" fo:margin-top="0.423cm" fo:margin-bottom="0cm" fo:line-height="9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282cm" fo:margin-bottom="0cm" fo:line-height="9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212cm" fo:margin-bottom="0cm" fo:line-height="9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line-through-style="none" fo:font-family="Calibri" fo:font-size="8.5pt" fo:letter-spacing="normal" fo:font-style="normal" style:text-underline-style="none" fo:font-weight="normal" style:font-size-asian="8.5pt" style:font-style-asian="normal" style:font-weight-asian="normal" style:font-size-complex="8.5pt" style:font-style-complex="normal" style:font-weight-complex="normal"/>
    </style:style>
    <style:style style:name="MT3" style:family="text">
      <style:text-properties fo:color="#5f5f5f" style:text-line-through-style="none" fo:font-family="Calibri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4" style:family="text">
      <style:text-properties fo:color="#5f5f5f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color="#5f5f5f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5f5f5f"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7" style:family="text">
      <style:text-properties fo:color="#5f5f5f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color="#5f5f5f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5f5f5f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5f5f5f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fo:color="#9f9f9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fo:color="#9f9f9f" fo:font-size="45%"/>
      </text:list-level-style-bullet>
      <text:list-level-style-bullet text:level="2" text:bullet-char="–">
        <style:list-level-properties text:space-before="0.759cm" text:min-label-width="0.634cm"/>
        <style:text-properties fo:font-family="Arial" style:font-family-generic="swiss" fo:color="#9f9f9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9f9f9f" fo:font-size="45%"/>
      </text:list-level-style-bullet>
      <text:list-level-style-bullet text:level="2" text:bullet-char="–">
        <style:list-level-properties text:space-before="0.759cm" text:min-label-width="0.634cm"/>
        <style:text-properties fo:font-family="Arial" style:font-family-generic="swiss" fo:color="#9f9f9f" fo:font-size="75%"/>
      </text:list-level-style-bullet>
      <text:list-level-style-bullet text:level="3" text:bullet-char="•">
        <style:list-level-properties text:space-before="1.522cm" text:min-label-width="0.506cm"/>
        <style:text-properties fo:font-family="Arial" style:font-family-generic="swiss" fo:color="#9f9f9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9f9f9f" fo:font-size="45%"/>
      </text:list-level-style-bullet>
      <text:list-level-style-bullet text:level="2" text:bullet-char="–">
        <style:list-level-properties text:space-before="0.759cm" text:min-label-width="0.634cm"/>
        <style:text-properties fo:font-family="Arial" style:font-family-generic="swiss" fo:color="#9f9f9f" fo:font-size="75%"/>
      </text:list-level-style-bullet>
      <text:list-level-style-bullet text:level="3" text:bullet-char="•">
        <style:list-level-properties text:space-before="1.522cm" text:min-label-width="0.506cm"/>
        <style:text-properties fo:font-family="Arial" style:font-family-generic="swiss" fo:color="#9f9f9f" fo:font-size="45%"/>
      </text:list-level-style-bullet>
      <text:list-level-style-bullet text:level="4" text:bullet-char="–">
        <style:list-level-properties text:space-before="2.157cm" text:min-label-width="0.506cm"/>
        <style:text-properties fo:font-family="Arial" style:font-family-generic="swiss" fo:color="#9f9f9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9f9f9f" fo:font-size="45%"/>
      </text:list-level-style-bullet>
      <text:list-level-style-bullet text:level="2" text:bullet-char="–">
        <style:list-level-properties text:space-before="0.759cm" text:min-label-width="0.634cm"/>
        <style:text-properties fo:font-family="Arial" style:font-family-generic="swiss" fo:color="#9f9f9f" fo:font-size="75%"/>
      </text:list-level-style-bullet>
      <text:list-level-style-bullet text:level="3" text:bullet-char="•">
        <style:list-level-properties text:space-before="1.522cm" text:min-label-width="0.506cm"/>
        <style:text-properties fo:font-family="Arial" style:font-family-generic="swiss" fo:color="#9f9f9f" fo:font-size="45%"/>
      </text:list-level-style-bullet>
      <text:list-level-style-bullet text:level="4" text:bullet-char="–">
        <style:list-level-properties text:space-before="2.157cm" text:min-label-width="0.506cm"/>
        <style:text-properties fo:font-family="Arial" style:font-family-generic="swiss" fo:color="#9f9f9f" fo:font-size="75%"/>
      </text:list-level-style-bullet>
      <text:list-level-style-bullet text:level="5" text:bullet-char="•">
        <style:list-level-properties text:space-before="2.792cm" text:min-label-width="0.506cm"/>
        <style:text-properties fo:font-family="Arial" style:font-family-generic="swiss" fo:color="#9f9f9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 draw:name="Group 6">
        <draw:custom-shape draw:name="Rectangle 7" draw:style-name="Mgr3" draw:text-style-name="MP3" draw:layer="layout" svg:width="0.537cm" svg:height="19.049cm" svg:x="0cm" svg:y="0cm">
          <text:p/>
          <draw:enhanced-geometry svg:viewBox="0 0 21600 21600" draw:type="rectangle" draw:enhanced-path="M 0 0 L 21600 0 21600 21600 0 21600 0 0 Z N"/>
        </draw:custom-shape>
        <draw:custom-shape draw:name="Rectangle 8" draw:style-name="Mgr3" draw:text-style-name="MP3" draw:layer="layout" svg:width="0.537cm" svg:height="19.049cm" svg:x="33.32cm" svg:y="0cm">
          <text:p/>
          <draw:enhanced-geometry svg:viewBox="0 0 21600 21600" draw:type="rectangle" draw:enhanced-path="M 0 0 L 21600 0 21600 21600 0 21600 0 0 Z N"/>
        </draw:custom-shape>
        <draw:custom-shape draw:name="Rectangle 9" draw:style-name="Mgr3" draw:text-style-name="MP3" draw:layer="layout" svg:width="33.857cm" svg:height="1.269cm" svg:x="0cm" svg:y="17.78cm">
          <text:p/>
          <draw:enhanced-geometry svg:viewBox="0 0 21600 21600" draw:type="rectangle" draw:enhanced-path="M 0 0 L 21600 0 21600 21600 0 21600 0 0 Z N"/>
        </draw:custom-shape>
        <draw:custom-shape draw:name="Rectangle 10" draw:style-name="Mgr3" draw:text-style-name="MP3" draw:layer="layout" svg:width="33.857cm" svg:height="0.533cm" svg:x="0cm" svg:y="0cm">
          <text:p/>
          <draw:enhanced-geometry svg:viewBox="0 0 21600 21600" draw:type="rectangle" draw:enhanced-path="M 0 0 L 21600 0 21600 21600 0 21600 0 0 Z N"/>
        </draw:custom-shape>
      </draw:g>
      <draw:custom-shape draw:name="TextBox 14" draw:style-name="Mgr4" draw:text-style-name="MP3" draw:layer="backgroundobjects" svg:width="8.889cm" svg:height="0.506cm" svg:x="14.936cm" svg:y="18.212cm">
        <text:p text:style-name="MP4"><text:span text:style-name="MT2">Copyright © 2015, Oracle and/or its affiliates. All rights reserved. <text:s/>|</text:span></text:p>
        <draw:enhanced-geometry svg:viewBox="0 0 21600 21600" draw:type="rectangle" draw:enhanced-path="M 0 0 L 21600 0 21600 21600 0 21600 0 0 Z N"/>
      </draw:custom-shape>
      <draw:frame draw:name="Picture 15" draw:style-name="Mgr5" draw:text-style-name="MP5" draw:layer="backgroundobjects" svg:width="4.515cm" svg:height="1.648cm" svg:x="1.473cm" svg:y="17.401cm">
        <draw:image xlink:href="Pictures/10000000000001870000008F2E8C529C.png" xlink:type="simple" xlink:show="embed" xlink:actuate="onLoad">
          <text:p/>
        </draw:image>
      </draw:frame>
      <draw:frame draw:name="Picture 13" draw:style-name="Mgr5" draw:text-style-name="MP5" draw:layer="backgroundobjects" svg:width="33.09cm" svg:height="18.185cm" svg:x="0.384cm" svg:y="0.362cm">
        <draw:image xlink:href="Pictures/10000000000007540000040725343F5F.png" xlink:type="simple" xlink:show="embed" xlink:actuate="onLoad">
          <text:p/>
        </draw:image>
      </draw:frame>
      <draw:frame draw:name="Picture 16" draw:style-name="Mgr5" draw:text-style-name="MP5" draw:layer="backgroundobjects" svg:width="12.62cm" svg:height="1.582cm" svg:x="10.619cm" svg:y="7.898cm">
        <draw:image xlink:href="Pictures/10000201000002E90000005D5358F5BD.png" xlink:type="simple" xlink:show="embed" xlink:actuate="onLoad">
          <text:p/>
        </draw:image>
      </draw:frame>
      <draw:custom-shape draw:name="Rectangle 3" draw:style-name="Mgr3" draw:text-style-name="MP3" draw:layer="backgroundobjects" svg:width="0.537cm" svg:height="19.031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3" draw:text-style-name="MP3" draw:layer="backgroundobjects" svg:width="0.537cm" svg:height="19.031cm" svg:x="33.32cm" svg:y="0.018cm">
        <text:p/>
        <draw:enhanced-geometry svg:viewBox="0 0 21600 21600" draw:type="rectangle" draw:enhanced-path="M 0 0 L 21600 0 21600 21600 0 21600 0 0 Z N"/>
      </draw:custom-shape>
      <draw:custom-shape draw:name="Rectangle 5" draw:style-name="Mgr3" draw:text-style-name="MP3" draw:layer="backgroundobjects" svg:width="33.857cm" svg:height="1.269cm" svg:x="0cm" svg:y="17.78cm">
        <text:p/>
        <draw:enhanced-geometry svg:viewBox="0 0 21600 21600" draw:type="rectangle" draw:enhanced-path="M 0 0 L 21600 0 21600 21600 0 21600 0 0 Z N"/>
      </draw:custom-shape>
      <draw:custom-shape draw:name="Rectangle 6" draw:style-name="Mgr3" draw:text-style-name="MP3" draw:layer="backgroundobjects" svg:width="33.857cm" svg:height="0.533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30.471cm" svg:height="3.18cm" svg:x="1.692cm" svg:y="0.76cm" presentation:class="title" presentation:placeholder="true">
        <draw:text-box/>
      </draw:frame>
      <draw:frame presentation:style-name="Default-outline1" draw:layer="backgroundobjects" svg:width="30.471cm" svg:height="12.572cm" svg:x="1.692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g draw:name="Group 6">
        <draw:custom-shape draw:name="Rectangle 7" draw:style-name="Mgr3" draw:text-style-name="MP3" draw:layer="layout" svg:width="0.537cm" svg:height="19.049cm" svg:x="0cm" svg:y="0cm">
          <text:p/>
          <draw:enhanced-geometry svg:viewBox="0 0 21600 21600" draw:type="rectangle" draw:enhanced-path="M 0 0 L 21600 0 21600 21600 0 21600 0 0 Z N"/>
        </draw:custom-shape>
        <draw:custom-shape draw:name="Rectangle 8" draw:style-name="Mgr3" draw:text-style-name="MP3" draw:layer="layout" svg:width="0.537cm" svg:height="19.049cm" svg:x="33.32cm" svg:y="0cm">
          <text:p/>
          <draw:enhanced-geometry svg:viewBox="0 0 21600 21600" draw:type="rectangle" draw:enhanced-path="M 0 0 L 21600 0 21600 21600 0 21600 0 0 Z N"/>
        </draw:custom-shape>
        <draw:custom-shape draw:name="Rectangle 9" draw:style-name="Mgr3" draw:text-style-name="MP3" draw:layer="layout" svg:width="33.857cm" svg:height="1.269cm" svg:x="0cm" svg:y="17.78cm">
          <text:p/>
          <draw:enhanced-geometry svg:viewBox="0 0 21600 21600" draw:type="rectangle" draw:enhanced-path="M 0 0 L 21600 0 21600 21600 0 21600 0 0 Z N"/>
        </draw:custom-shape>
        <draw:custom-shape draw:name="Rectangle 10" draw:style-name="Mgr3" draw:text-style-name="MP3" draw:layer="layout" svg:width="33.857cm" svg:height="0.533cm" svg:x="0cm" svg:y="0cm">
          <text:p/>
          <draw:enhanced-geometry svg:viewBox="0 0 21600 21600" draw:type="rectangle" draw:enhanced-path="M 0 0 L 21600 0 21600 21600 0 21600 0 0 Z N"/>
        </draw:custom-shape>
      </draw:g>
      <draw:custom-shape draw:name="TextBox 14" draw:style-name="Mgr4" draw:text-style-name="MP3" draw:layer="backgroundobjects" svg:width="8.889cm" svg:height="0.506cm" svg:x="14.936cm" svg:y="18.212cm">
        <text:p text:style-name="MP4"><text:span text:style-name="MT2">Copyright © 2015, Oracle and/or its affiliates. All rights reserved. <text:s/>|</text:span></text:p>
        <draw:enhanced-geometry svg:viewBox="0 0 21600 21600" draw:type="rectangle" draw:enhanced-path="M 0 0 L 21600 0 21600 21600 0 21600 0 0 Z N"/>
      </draw:custom-shape>
      <draw:frame draw:name="Picture 15" draw:style-name="Mgr5" draw:text-style-name="MP5" draw:layer="backgroundobjects" svg:width="4.515cm" svg:height="1.648cm" svg:x="1.473cm" svg:y="17.401cm">
        <draw:image xlink:href="Pictures/10000000000001870000008F2E8C529C.png" xlink:type="simple" xlink:show="embed" xlink:actuate="onLoad">
          <text:p/>
        </draw:image>
      </draw:frame>
      <draw:custom-shape draw:name="TextBox 4" draw:style-name="Mgr4" draw:text-style-name="MP3" draw:layer="backgroundobjects" svg:width="8.889cm" svg:height="0.506cm" svg:x="14.936cm" svg:y="18.212cm">
        <text:p text:style-name="MP4"><text:span text:style-name="MT2">Copyright © 2015, Oracle and/or its affiliates. All rights reserved. <text:s/>|</text:span></text:p>
        <draw:enhanced-geometry svg:viewBox="0 0 21600 21600" draw:type="rectangle" draw:enhanced-path="M 0 0 L 21600 0 21600 21600 0 21600 0 0 Z N"/>
      </draw:custom-shape>
      <draw:frame draw:name="Picture 16" draw:style-name="Mgr5" draw:text-style-name="MP5" draw:layer="backgroundobjects" svg:width="4.515cm" svg:height="1.648cm" svg:x="1.473cm" svg:y="17.401cm">
        <draw:image xlink:href="Pictures/10000000000001870000008F2E8C529C.png" xlink:type="simple" xlink:show="embed" xlink:actuate="onLoad">
          <text:p/>
        </draw:image>
      </draw:frame>
      <draw:frame draw:name="Title 1" presentation:style-name="Mpr3" draw:text-style-name="MP3" draw:layer="backgroundobjects" svg:width="30.902cm" svg:height="4.082cm" svg:x="1.477cm" svg:y="2.055cm" presentation:class="title" presentation:user-transformed="true">
        <draw:text-box>
          <text:p text:style-name="MP6"><text:span text:style-name="MT3">Click to edit the title text formatClick to edit Master title style</text:span></text:p>
        </draw:text-box>
      </draw:frame>
      <draw:frame draw:name="Text Placeholder 12" presentation:style-name="Mpr4" draw:text-style-name="MP3" draw:layer="backgroundobjects" svg:width="30.902cm" svg:height="6.983cm" svg:x="1.477cm" svg:y="9.526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Ninth Outline LevelClick to edit Master text styles</text:span></text:p>
        </draw:text-box>
      </draw:frame>
      <draw:frame draw:name="Date Placeholder 5" presentation:style-name="Mpr5" draw:text-style-name="MP9" draw:layer="backgroundobjects" svg:width="3.408cm" svg:height="0.506cm" svg:x="11.615cm" svg:y="18.212cm" presentation:class="date-time" presentation:user-transformed="true">
        <draw:text-box>
          <text:p text:style-name="MP8"><text:span text:style-name="MT5"><text:date style:data-style-name="D1" text:date-value="2016-08-17">8/17/16</text:date></text:span></text:p>
        </draw:text-box>
      </draw:frame>
      <draw:frame draw:name="Footer Placeholder 7" presentation:style-name="Mpr5" draw:text-style-name="MP10" draw:layer="backgroundobjects" svg:width="7.619cm" svg:height="0.506cm" svg:x="23.949cm" svg:y="18.212cm" presentation:class="footer" presentation:user-transformed="true">
        <draw:text-box>
          <text:p text:style-name="MP8"><text:span text:style-name="MT5">Oracle Confidential – Internal/Restricted/Highly Restricted</text:span></text:p>
        </draw:text-box>
      </draw:frame>
      <presentation:notes style:page-layout-name="PM2">
        <draw:page-thumbnail presentation:style-name="Default_20_1-title" draw:layer="backgroundobjects" svg:width="16.928cm" svg:height="9.524cm" svg:x="1.06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g draw:name="Group 6">
        <draw:custom-shape draw:name="Rectangle 7" draw:style-name="Mgr3" draw:text-style-name="MP3" draw:layer="layout" svg:width="0.537cm" svg:height="19.049cm" svg:x="0cm" svg:y="0cm">
          <text:p/>
          <draw:enhanced-geometry svg:viewBox="0 0 21600 21600" draw:type="rectangle" draw:enhanced-path="M 0 0 L 21600 0 21600 21600 0 21600 0 0 Z N"/>
        </draw:custom-shape>
        <draw:custom-shape draw:name="Rectangle 8" draw:style-name="Mgr3" draw:text-style-name="MP3" draw:layer="layout" svg:width="0.537cm" svg:height="19.049cm" svg:x="33.32cm" svg:y="0cm">
          <text:p/>
          <draw:enhanced-geometry svg:viewBox="0 0 21600 21600" draw:type="rectangle" draw:enhanced-path="M 0 0 L 21600 0 21600 21600 0 21600 0 0 Z N"/>
        </draw:custom-shape>
        <draw:custom-shape draw:name="Rectangle 9" draw:style-name="Mgr3" draw:text-style-name="MP3" draw:layer="layout" svg:width="33.857cm" svg:height="1.269cm" svg:x="0cm" svg:y="17.78cm">
          <text:p/>
          <draw:enhanced-geometry svg:viewBox="0 0 21600 21600" draw:type="rectangle" draw:enhanced-path="M 0 0 L 21600 0 21600 21600 0 21600 0 0 Z N"/>
        </draw:custom-shape>
        <draw:custom-shape draw:name="Rectangle 10" draw:style-name="Mgr3" draw:text-style-name="MP3" draw:layer="layout" svg:width="33.857cm" svg:height="0.533cm" svg:x="0cm" svg:y="0cm">
          <text:p/>
          <draw:enhanced-geometry svg:viewBox="0 0 21600 21600" draw:type="rectangle" draw:enhanced-path="M 0 0 L 21600 0 21600 21600 0 21600 0 0 Z N"/>
        </draw:custom-shape>
      </draw:g>
      <draw:custom-shape draw:name="TextBox 14" draw:style-name="Mgr4" draw:text-style-name="MP3" draw:layer="backgroundobjects" svg:width="8.889cm" svg:height="0.506cm" svg:x="14.936cm" svg:y="18.212cm">
        <text:p text:style-name="MP4"><text:span text:style-name="MT2">Copyright © 2015, Oracle and/or its affiliates. All rights reserved. <text:s/>|</text:span></text:p>
        <draw:enhanced-geometry svg:viewBox="0 0 21600 21600" draw:type="rectangle" draw:enhanced-path="M 0 0 L 21600 0 21600 21600 0 21600 0 0 Z N"/>
      </draw:custom-shape>
      <draw:frame draw:name="Picture 15" draw:style-name="Mgr5" draw:text-style-name="MP5" draw:layer="backgroundobjects" svg:width="4.515cm" svg:height="1.648cm" svg:x="1.473cm" svg:y="17.401cm">
        <draw:image xlink:href="Pictures/10000000000001870000008F2E8C529C.png" xlink:type="simple" xlink:show="embed" xlink:actuate="onLoad">
          <text:p/>
        </draw:image>
      </draw:frame>
      <draw:frame draw:name="Title 1" presentation:style-name="Mpr8" draw:text-style-name="MP3" draw:layer="backgroundobjects" svg:width="30.902cm" svg:height="2.468cm" svg:x="1.477cm" svg:y="1.129cm" presentation:class="title" presentation:user-transformed="true">
        <draw:text-box>
          <text:p text:style-name="MP6"><text:span text:style-name="MT6">Click to edit the title text formatClick to edit Master title style</text:span></text:p>
        </draw:text-box>
      </draw:frame>
      <draw:frame draw:name="Text Placeholder 7" presentation:style-name="Mpr9" draw:text-style-name="MP3" draw:layer="backgroundobjects" svg:width="24.613cm" svg:height="11.006cm" svg:x="7.766cm" svg:y="5.503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7">Ninth Outline LevelClick to edit Master text styles</text:span></text:p>
          <text:p text:style-name="MP12"><text:span text:style-name="MT7">Second level</text:span></text:p>
          <text:p text:style-name="MP12"><text:span text:style-name="MT7">Third level</text:span></text:p>
          <text:p text:style-name="MP12"><text:span text:style-name="MT7">Fourth level</text:span></text:p>
          <text:p text:style-name="MP12"><text:span text:style-name="MT7">Fifth level</text:span></text:p>
        </draw:text-box>
      </draw:frame>
      <draw:frame draw:name="Date Placeholder 3" presentation:style-name="Mpr10" draw:text-style-name="MP9" draw:layer="backgroundobjects" svg:width="3.408cm" svg:height="0.506cm" svg:x="11.615cm" svg:y="18.212cm" presentation:class="date-time" presentation:user-transformed="true">
        <draw:text-box>
          <text:p text:style-name="MP8"><text:span text:style-name="MT5"><text:date style:data-style-name="D1" text:date-value="2016-08-17">8/17/16</text:date></text:span></text:p>
        </draw:text-box>
      </draw:frame>
      <draw:frame draw:name="Footer Placeholder 4" presentation:style-name="Mpr10" draw:text-style-name="MP10" draw:layer="backgroundobjects" svg:width="7.619cm" svg:height="0.506cm" svg:x="23.949cm" svg:y="18.212cm" presentation:class="footer" presentation:user-transformed="true">
        <draw:text-box>
          <text:p text:style-name="MP8"><text:span text:style-name="MT5">Oracle Confidential – Internal/Restricted/Highly Restricted</text:span></text:p>
        </draw:text-box>
      </draw:frame>
      <draw:frame draw:name="Slide Number Placeholder 5" presentation:style-name="Mpr10" draw:text-style-name="MP13" draw:layer="backgroundobjects" svg:width="1.057cm" svg:height="0.506cm" svg:x="31.322cm" svg:y="18.212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6.928cm" svg:height="9.524cm" svg:x="1.06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g draw:name="Group 6">
        <draw:custom-shape draw:name="Rectangle 7" draw:style-name="Mgr3" draw:text-style-name="MP3" draw:layer="layout" svg:width="0.537cm" svg:height="19.049cm" svg:x="0cm" svg:y="0cm">
          <text:p/>
          <draw:enhanced-geometry svg:viewBox="0 0 21600 21600" draw:type="rectangle" draw:enhanced-path="M 0 0 L 21600 0 21600 21600 0 21600 0 0 Z N"/>
        </draw:custom-shape>
        <draw:custom-shape draw:name="Rectangle 8" draw:style-name="Mgr3" draw:text-style-name="MP3" draw:layer="layout" svg:width="0.537cm" svg:height="19.049cm" svg:x="33.32cm" svg:y="0cm">
          <text:p/>
          <draw:enhanced-geometry svg:viewBox="0 0 21600 21600" draw:type="rectangle" draw:enhanced-path="M 0 0 L 21600 0 21600 21600 0 21600 0 0 Z N"/>
        </draw:custom-shape>
        <draw:custom-shape draw:name="Rectangle 9" draw:style-name="Mgr3" draw:text-style-name="MP3" draw:layer="layout" svg:width="33.857cm" svg:height="1.269cm" svg:x="0cm" svg:y="17.78cm">
          <text:p/>
          <draw:enhanced-geometry svg:viewBox="0 0 21600 21600" draw:type="rectangle" draw:enhanced-path="M 0 0 L 21600 0 21600 21600 0 21600 0 0 Z N"/>
        </draw:custom-shape>
        <draw:custom-shape draw:name="Rectangle 10" draw:style-name="Mgr3" draw:text-style-name="MP3" draw:layer="layout" svg:width="33.857cm" svg:height="0.533cm" svg:x="0cm" svg:y="0cm">
          <text:p/>
          <draw:enhanced-geometry svg:viewBox="0 0 21600 21600" draw:type="rectangle" draw:enhanced-path="M 0 0 L 21600 0 21600 21600 0 21600 0 0 Z N"/>
        </draw:custom-shape>
      </draw:g>
      <draw:custom-shape draw:name="TextBox 14" draw:style-name="Mgr4" draw:text-style-name="MP3" draw:layer="backgroundobjects" svg:width="8.889cm" svg:height="0.506cm" svg:x="14.936cm" svg:y="18.212cm">
        <text:p text:style-name="MP4"><text:span text:style-name="MT2">Copyright © 2015, Oracle and/or its affiliates. All rights reserved. <text:s/>|</text:span></text:p>
        <draw:enhanced-geometry svg:viewBox="0 0 21600 21600" draw:type="rectangle" draw:enhanced-path="M 0 0 L 21600 0 21600 21600 0 21600 0 0 Z N"/>
      </draw:custom-shape>
      <draw:frame draw:name="Picture 15" draw:style-name="Mgr5" draw:text-style-name="MP5" draw:layer="backgroundobjects" svg:width="4.515cm" svg:height="1.648cm" svg:x="1.473cm" svg:y="17.401cm">
        <draw:image xlink:href="Pictures/10000000000001870000008F2E8C529C.png" xlink:type="simple" xlink:show="embed" xlink:actuate="onLoad">
          <text:p/>
        </draw:image>
      </draw:frame>
      <draw:frame draw:name="Title 1" presentation:style-name="Mpr13" draw:text-style-name="MP3" draw:layer="backgroundobjects" svg:width="30.902cm" svg:height="2.468cm" svg:x="1.477cm" svg:y="1.129cm" presentation:class="title" presentation:user-transformed="true">
        <draw:text-box>
          <text:p text:style-name="MP6"><text:span text:style-name="MT6">Click to edit the title text formatClick to edit Master title style</text:span></text:p>
        </draw:text-box>
      </draw:frame>
      <draw:frame draw:name="Content Placeholder 2" presentation:style-name="Mpr14" draw:text-style-name="MP3" draw:layer="backgroundobjects" svg:width="30.906cm" svg:height="12.276cm" svg:x="1.475cm" svg:y="4.233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5" draw:text-style-name="MP9" draw:layer="backgroundobjects" svg:width="3.408cm" svg:height="0.506cm" svg:x="11.615cm" svg:y="18.212cm" presentation:class="date-time" presentation:user-transformed="true">
        <draw:text-box>
          <text:p text:style-name="MP8"><text:span text:style-name="MT5"><text:date style:data-style-name="D1" text:date-value="2016-08-17">8/17/16</text:date></text:span></text:p>
        </draw:text-box>
      </draw:frame>
      <draw:frame draw:name="Footer Placeholder 4" presentation:style-name="Mpr15" draw:text-style-name="MP10" draw:layer="backgroundobjects" svg:width="7.619cm" svg:height="0.506cm" svg:x="23.949cm" svg:y="18.212cm" presentation:class="footer" presentation:user-transformed="true">
        <draw:text-box>
          <text:p text:style-name="MP8"><text:span text:style-name="MT5">Oracle Confidential – Internal/Restricted/Highly Restricted</text:span></text:p>
        </draw:text-box>
      </draw:frame>
      <draw:frame draw:name="Slide Number Placeholder 5" presentation:style-name="Mpr15" draw:text-style-name="MP13" draw:layer="backgroundobjects" svg:width="1.057cm" svg:height="0.506cm" svg:x="31.322cm" svg:y="18.212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6.928cm" svg:height="9.524cm" svg:x="1.06cm" svg:y="1.93cm" presentation:class="page"/>
        <draw:frame presentation:style-name="Default_20_3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g draw:name="Group 6">
        <draw:custom-shape draw:name="Rectangle 7" draw:style-name="Mgr3" draw:text-style-name="MP3" draw:layer="layout" svg:width="0.537cm" svg:height="19.049cm" svg:x="0cm" svg:y="0cm">
          <text:p/>
          <draw:enhanced-geometry svg:viewBox="0 0 21600 21600" draw:type="rectangle" draw:enhanced-path="M 0 0 L 21600 0 21600 21600 0 21600 0 0 Z N"/>
        </draw:custom-shape>
        <draw:custom-shape draw:name="Rectangle 8" draw:style-name="Mgr3" draw:text-style-name="MP3" draw:layer="layout" svg:width="0.537cm" svg:height="19.049cm" svg:x="33.32cm" svg:y="0cm">
          <text:p/>
          <draw:enhanced-geometry svg:viewBox="0 0 21600 21600" draw:type="rectangle" draw:enhanced-path="M 0 0 L 21600 0 21600 21600 0 21600 0 0 Z N"/>
        </draw:custom-shape>
        <draw:custom-shape draw:name="Rectangle 9" draw:style-name="Mgr3" draw:text-style-name="MP3" draw:layer="layout" svg:width="33.857cm" svg:height="1.269cm" svg:x="0cm" svg:y="17.78cm">
          <text:p/>
          <draw:enhanced-geometry svg:viewBox="0 0 21600 21600" draw:type="rectangle" draw:enhanced-path="M 0 0 L 21600 0 21600 21600 0 21600 0 0 Z N"/>
        </draw:custom-shape>
        <draw:custom-shape draw:name="Rectangle 10" draw:style-name="Mgr3" draw:text-style-name="MP3" draw:layer="layout" svg:width="33.857cm" svg:height="0.533cm" svg:x="0cm" svg:y="0cm">
          <text:p/>
          <draw:enhanced-geometry svg:viewBox="0 0 21600 21600" draw:type="rectangle" draw:enhanced-path="M 0 0 L 21600 0 21600 21600 0 21600 0 0 Z N"/>
        </draw:custom-shape>
      </draw:g>
      <draw:custom-shape draw:name="TextBox 14" draw:style-name="Mgr4" draw:text-style-name="MP3" draw:layer="backgroundobjects" svg:width="8.889cm" svg:height="0.506cm" svg:x="14.936cm" svg:y="18.212cm">
        <text:p text:style-name="MP4"><text:span text:style-name="MT2">Copyright © 2015, Oracle and/or its affiliates. All rights reserved. <text:s/>|</text:span></text:p>
        <draw:enhanced-geometry svg:viewBox="0 0 21600 21600" draw:type="rectangle" draw:enhanced-path="M 0 0 L 21600 0 21600 21600 0 21600 0 0 Z N"/>
      </draw:custom-shape>
      <draw:frame draw:name="Picture 15" draw:style-name="Mgr5" draw:text-style-name="MP5" draw:layer="backgroundobjects" svg:width="4.515cm" svg:height="1.648cm" svg:x="1.473cm" svg:y="17.401cm">
        <draw:image xlink:href="Pictures/10000000000001870000008F2E8C529C.png" xlink:type="simple" xlink:show="embed" xlink:actuate="onLoad">
          <text:p/>
        </draw:image>
      </draw:frame>
      <draw:line draw:name="Straight Connector 5" draw:style-name="Mgr6" draw:text-style-name="MP5" draw:layer="backgroundobjects" svg:x1="11.637cm" svg:y1="4.233cm" svg:x2="11.637cm" svg:y2="16.51cm">
        <text:p/>
      </draw:line>
      <draw:line draw:name="Straight Connector 6" draw:style-name="Mgr6" draw:text-style-name="MP5" draw:layer="backgroundobjects" svg:x1="22.22cm" svg:y1="4.233cm" svg:x2="22.22cm" svg:y2="16.51cm">
        <text:p/>
      </draw:line>
      <draw:frame draw:name="Content Placeholder 2" presentation:style-name="Mpr18" draw:text-style-name="MP3" draw:layer="backgroundobjects" svg:width="9.651cm" svg:height="12.276cm" svg:x="1.477cm" svg:y="4.233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8" draw:text-style-name="MP3" draw:layer="backgroundobjects" svg:width="9.651cm" svg:height="12.276cm" svg:x="12.103cm" svg:y="4.233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8" draw:text-style-name="MP3" draw:layer="backgroundobjects" svg:width="9.651cm" svg:height="12.276cm" svg:x="22.729cm" svg:y="4.233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0" presentation:style-name="Mpr19" draw:text-style-name="MP3" draw:layer="backgroundobjects" svg:width="30.902cm" svg:height="2.468cm" svg:x="1.477cm" svg:y="1.129cm" presentation:class="title" presentation:user-transformed="true">
        <draw:text-box>
          <text:p text:style-name="MP6"><text:span text:style-name="MT6">Click to edit the title text formatClick to edit Master title style</text:span></text:p>
        </draw:text-box>
      </draw:frame>
      <draw:frame draw:name="Date Placeholder 4" presentation:style-name="Mpr20" draw:text-style-name="MP9" draw:layer="backgroundobjects" svg:width="3.408cm" svg:height="0.506cm" svg:x="11.615cm" svg:y="18.212cm" presentation:class="date-time" presentation:user-transformed="true">
        <draw:text-box>
          <text:p text:style-name="MP8"><text:span text:style-name="MT5"><text:date style:data-style-name="D1" text:date-value="2016-08-17">8/17/16</text:date></text:span></text:p>
        </draw:text-box>
      </draw:frame>
      <draw:frame draw:name="Footer Placeholder 5" presentation:style-name="Mpr20" draw:text-style-name="MP10" draw:layer="backgroundobjects" svg:width="7.619cm" svg:height="0.506cm" svg:x="23.949cm" svg:y="18.212cm" presentation:class="footer" presentation:user-transformed="true">
        <draw:text-box>
          <text:p text:style-name="MP8"><text:span text:style-name="MT5">Oracle Confidential – Internal/Restricted/Highly Restricted</text:span></text:p>
        </draw:text-box>
      </draw:frame>
      <draw:frame draw:name="Slide Number Placeholder 6" presentation:style-name="Mpr20" draw:text-style-name="MP13" draw:layer="backgroundobjects" svg:width="1.057cm" svg:height="0.506cm" svg:x="31.322cm" svg:y="18.212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Default_20_4-title" draw:layer="backgroundobjects" svg:width="16.928cm" svg:height="9.524cm" svg:x="1.06cm" svg:y="1.93cm" presentation:class="page"/>
        <draw:frame presentation:style-name="Default_20_4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g draw:name="Group 6">
        <draw:custom-shape draw:name="Rectangle 7" draw:style-name="Mgr3" draw:text-style-name="MP3" draw:layer="layout" svg:width="0.537cm" svg:height="19.049cm" svg:x="0cm" svg:y="0cm">
          <text:p/>
          <draw:enhanced-geometry svg:viewBox="0 0 21600 21600" draw:type="rectangle" draw:enhanced-path="M 0 0 L 21600 0 21600 21600 0 21600 0 0 Z N"/>
        </draw:custom-shape>
        <draw:custom-shape draw:name="Rectangle 8" draw:style-name="Mgr3" draw:text-style-name="MP3" draw:layer="layout" svg:width="0.537cm" svg:height="19.049cm" svg:x="33.32cm" svg:y="0cm">
          <text:p/>
          <draw:enhanced-geometry svg:viewBox="0 0 21600 21600" draw:type="rectangle" draw:enhanced-path="M 0 0 L 21600 0 21600 21600 0 21600 0 0 Z N"/>
        </draw:custom-shape>
        <draw:custom-shape draw:name="Rectangle 9" draw:style-name="Mgr3" draw:text-style-name="MP3" draw:layer="layout" svg:width="33.857cm" svg:height="1.269cm" svg:x="0cm" svg:y="17.78cm">
          <text:p/>
          <draw:enhanced-geometry svg:viewBox="0 0 21600 21600" draw:type="rectangle" draw:enhanced-path="M 0 0 L 21600 0 21600 21600 0 21600 0 0 Z N"/>
        </draw:custom-shape>
        <draw:custom-shape draw:name="Rectangle 10" draw:style-name="Mgr3" draw:text-style-name="MP3" draw:layer="layout" svg:width="33.857cm" svg:height="0.533cm" svg:x="0cm" svg:y="0cm">
          <text:p/>
          <draw:enhanced-geometry svg:viewBox="0 0 21600 21600" draw:type="rectangle" draw:enhanced-path="M 0 0 L 21600 0 21600 21600 0 21600 0 0 Z N"/>
        </draw:custom-shape>
      </draw:g>
      <draw:custom-shape draw:name="TextBox 14" draw:style-name="Mgr4" draw:text-style-name="MP3" draw:layer="backgroundobjects" svg:width="8.889cm" svg:height="0.506cm" svg:x="14.936cm" svg:y="18.212cm">
        <text:p text:style-name="MP4"><text:span text:style-name="MT2">Copyright © 2015, Oracle and/or its affiliates. All rights reserved. <text:s/>|</text:span></text:p>
        <draw:enhanced-geometry svg:viewBox="0 0 21600 21600" draw:type="rectangle" draw:enhanced-path="M 0 0 L 21600 0 21600 21600 0 21600 0 0 Z N"/>
      </draw:custom-shape>
      <draw:frame draw:name="Picture 15" draw:style-name="Mgr5" draw:text-style-name="MP5" draw:layer="backgroundobjects" svg:width="4.515cm" svg:height="1.648cm" svg:x="1.473cm" svg:y="17.401cm">
        <draw:image xlink:href="Pictures/10000000000001870000008F2E8C529C.png" xlink:type="simple" xlink:show="embed" xlink:actuate="onLoad">
          <text:p/>
        </draw:image>
      </draw:frame>
      <draw:line draw:name="Straight Connector 6" draw:style-name="Mgr6" draw:text-style-name="MP5" draw:layer="backgroundobjects" svg:x1="16.928cm" svg:y1="4.233cm" svg:x2="16.928cm" svg:y2="16.51cm">
        <text:p/>
      </draw:line>
      <draw:frame draw:name="Content Placeholder 2" presentation:style-name="Mpr23" draw:text-style-name="MP3" draw:layer="backgroundobjects" svg:width="15.027cm" svg:height="5.926cm" svg:x="1.477cm" svg:y="4.233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3" draw:text-style-name="MP3" draw:layer="backgroundobjects" svg:width="15.027cm" svg:height="5.926cm" svg:x="17.352cm" svg:y="4.233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23" draw:text-style-name="MP3" draw:layer="backgroundobjects" svg:width="15.027cm" svg:height="5.926cm" svg:x="1.477cm" svg:y="10.583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3" draw:text-style-name="MP3" draw:layer="backgroundobjects" svg:width="15.027cm" svg:height="5.926cm" svg:x="17.352cm" svg:y="10.583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0" presentation:style-name="Mpr24" draw:text-style-name="MP3" draw:layer="backgroundobjects" svg:width="30.902cm" svg:height="2.468cm" svg:x="1.477cm" svg:y="1.129cm" presentation:class="title" presentation:user-transformed="true">
        <draw:text-box>
          <text:p text:style-name="MP6"><text:span text:style-name="MT6">Click to edit the title text formatClick to edit Master title style</text:span></text:p>
        </draw:text-box>
      </draw:frame>
      <draw:frame draw:name="Date Placeholder 4" presentation:style-name="Mpr25" draw:text-style-name="MP9" draw:layer="backgroundobjects" svg:width="3.408cm" svg:height="0.506cm" svg:x="11.615cm" svg:y="18.212cm" presentation:class="date-time" presentation:user-transformed="true">
        <draw:text-box>
          <text:p text:style-name="MP8"><text:span text:style-name="MT5"><text:date style:data-style-name="D1" text:date-value="2016-08-17">8/17/16</text:date></text:span></text:p>
        </draw:text-box>
      </draw:frame>
      <draw:frame draw:name="Footer Placeholder 5" presentation:style-name="Mpr25" draw:text-style-name="MP10" draw:layer="backgroundobjects" svg:width="7.619cm" svg:height="0.506cm" svg:x="23.949cm" svg:y="18.212cm" presentation:class="footer" presentation:user-transformed="true">
        <draw:text-box>
          <text:p text:style-name="MP8"><text:span text:style-name="MT5">Oracle Confidential – Internal/Restricted/Highly Restricted</text:span></text:p>
        </draw:text-box>
      </draw:frame>
      <draw:frame draw:name="Slide Number Placeholder 6" presentation:style-name="Mpr25" draw:text-style-name="MP13" draw:layer="backgroundobjects" svg:width="1.057cm" svg:height="0.506cm" svg:x="31.322cm" svg:y="18.212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Default_20_5-title" draw:layer="backgroundobjects" svg:width="16.928cm" svg:height="9.524cm" svg:x="1.06cm" svg:y="1.93cm" presentation:class="page"/>
        <draw:frame presentation:style-name="Default_20_5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8-17T15:08:54.04</dc:date>
    <dc:creator>Darshan P</dc:creator>
    <meta:generator>OpenOffice/4.1.1$Win32 OpenOffice.org_project/411m6$Build-9775</meta:generator>
    <meta:editing-duration>PT3M20S</meta:editing-duration>
    <meta:editing-cycles>2</meta:editing-cycles>
    <meta:document-statistic meta:object-count="16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7">08/17/2016</text:date>, <text:time>15:0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